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 table:number-rows-repeated="7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115">
            <text:p>115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115">
            <text:p>115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63">
            <text:p>2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/02/2012</text:date>, <text:time>10:2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2-22T10:25:12</dc:date>
    <meta:editing-duration>PT39M26S</meta:editing-duration>
    <meta:editing-cycles>56</meta:editing-cycles>
    <meta:generator>LibreOffice/3.4$Unix LibreOffice_project/340m1$Build-302</meta:generator>
    <meta:document-statistic meta:table-count="5" meta:cell-count="154" meta:object-count="0"/>
  </office:meta>
</office:document-meta>
</file>